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style:text-underline-style="solid" style:text-underline-width="auto" style:text-underline-color="font-color" style:font-size-asian="14pt" style:font-size-complex="14pt"/>
    </style:style>
    <style:style style:name="P2" style:family="paragraph" style:parent-style-name="Standard">
      <style:text-properties style:font-name="Calibri" fo:font-size="14pt" style:text-underline-style="none" style:font-size-asian="14pt" style:font-size-complex="14pt"/>
    </style:style>
    <style:style style:name="P3" style:family="paragraph" style:parent-style-name="Standard">
      <style:text-properties style:font-name="Calibri" fo:font-size="14pt" style:text-underline-style="none" style:font-size-asian="14pt" style:font-size-complex="14pt"/>
    </style:style>
    <style:style style:name="P4"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5" style:family="paragraph" style:parent-style-name="Text_20_body">
      <style:text-properties fo:font-variant="normal" fo:text-transform="none" fo:color="#000000" style:font-name="Times New Roman1" fo:font-size="14pt" fo:letter-spacing="normal" fo:font-style="normal" style:text-underline-style="none" fo:font-weight="normal"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Analyse critique des résultats et apport personnel du projet</text:p>
      <text:p text:style-name="P4">Le début du projet a été compliqué, car nous avions l’impression de ne pas avancer par rapport à ce qui avait déjà été fait. Cela est du au fait qu’il a fallu consacrer un temps important à la compréhension du travail du groupe de l’année précédente.</text:p>
      <text:p text:style-name="P4">La réalisation du boîtier a été une partie délicate à gérer puisqu’elle nécessitait des compétences externes à Phelma. Nous ne savions pas trop où chercher pour trouver un boîtier et où le réaliser. Sur ce point, notre tuteur nous a aidé en nous parlant de la plateforme GI-NOVA.</text:p>
      <text:p text:style-name="P4">Nous sommes satisfaits de notre travail puisque nous avons atteint les objectifs fixés.</text:p>
      <text:p text:style-name="P4">Apport personnel :</text:p>
      <text:p text:style-name="P4">Adrien AUBERT : Ce projet a été une bonne expérience. J’ai pu réaliser des montages électroniques concrets et ce que j’ai le plus apprécié a été d’utiliser un microcontrôleur pour gérer l’électronique : utiliser l’informatique pour contrôler des évènements qui interagissent avec des utilisateurs à un niveau concret a été ce que je trouve le plus intéressant.</text:p>
      <text:p text:style-name="P4">Erwan DERRIEN : Ce projet m’a permis de me servir des connaissances acquises en électronique et d’apprendre à utiliser un PIC. Le travail en groupe est très pratique pour le partage des tâches et la dynamique de travail. Ce projet à permis d’avoir une première approche d’un projet avec les différentes étapes qu’il comporte : la gestion, la réflexion, la réalisation, puis les tests.</text:p>
      <text:p text:style-name="P5">Seyda KANE : Ce projet a été une expérience bénéfique pour moi. Il a servi à conforter mes acquis en électronique. Il m’a permis d’acquérir une meilleure aptitude à travailler en groupe et à rechercher de solutions aux problèmes et un premier aperçu de la gestion de projet. C’est un bon entraînement au métier d’ingénieur.</text:p>
      <text:p text:style-name="P4">Hélène MARTINEZ : ce qui m’a le plus intéressé dans ce projet est l’aspect pratique, la fabrication de quelque chose d’utile. En plus de l’aspect technique, nous avons du nous intéresser à la finalisation d’un produit, ce que je n’avais jamais fait. J’ai aussi apprécié l’aspect organisation nécessaire pour réaliser toutes les tâches prévues.</text:p>
      <text:p text:style-name="P4">Alexandre SANCHEZ : j’ai trouvé particulièrement enrichissant le fait que chacun puisse mettre ses capacités au service d’un objectif commun : la réalisation du projet. En combinant de manière harmonieuse les qualités de chacun, nous avons atteint notre objectif. Outre l’aspect gestion de projet (budget, planification, etc.), c’est le point de vue humain qui m’a donné plaisir à travaill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3T18:33:14.01</meta:creation-date>
    <meta:editing-duration>PT05H11M39S</meta:editing-duration>
    <meta:editing-cycles>3</meta:editing-cycles>
    <meta:generator>OpenOffice.org/3.2$Win32 OpenOffice.org_project/320m18$Build-9502</meta:generator>
    <meta:initial-creator>ha gwen</meta:initial-creator>
    <dc:date>2011-05-24T01:03:10.72</dc:date>
    <dc:creator>ha gwen</dc:creator>
    <meta:document-statistic meta:table-count="0" meta:image-count="0" meta:object-count="0" meta:page-count="1" meta:paragraph-count="10" meta:word-count="409" meta:character-count="2499"/>
  </office:meta>
</office:document-meta>
</file>